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ListParagraph" style:master-page-name="MP0" style:family="paragraph">
      <style:paragraph-properties fo:break-before="page" fo:margin-left="1in">
        <style:tab-stops/>
      </style:paragraph-properties>
    </style:style>
    <style:style style:name="T2" style:parent-style-name="DefaultParagraphFont" style:family="text">
      <style:text-properties fo:font-size="14pt" style:font-size-asian="14pt" style:font-size-complex="14pt" fo:language="fr" fo:country="FR"/>
    </style:style>
    <style:style style:name="T3" style:parent-style-name="DefaultParagraphFont" style:family="text">
      <style:text-properties fo:font-size="14pt" style:font-size-asian="14pt" style:font-size-complex="14pt" fo:language="fr" fo:country="FR"/>
    </style:style>
    <style:style style:name="P4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5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6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7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9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0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1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2" style:parent-style-name="ListParagraph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><text:span text:style-name="T2">1.Assistance<text:s/></text:span><text:span text:style-name="T3">in surveillance</text:span></text:p>
      <text:p text:style-name="P4"/>
      <text:p text:style-name="P5">2.Assistance in coffee</text:p>
      <text:p text:style-name="P6"/>
      <text:p text:style-name="P7">3.Assistance in Driving (License Drive Type B)</text:p>
      <text:p text:style-name="P8"/>
      <text:p text:style-name="P9">4.Assistance<text:s/>(Factory’s)</text:p>
      <text:p text:style-name="P10"/>
      <text:p text:style-name="P11">5.Assistance<text:s/>Farming<text:s/><text:line-break/><text:line-break/><text:line-break/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0</meta:initial-creator>
    <dc:creator>0</dc:creator>
    <meta:creation-date>2024-01-07T16:49:00Z</meta:creation-date>
    <dc:date>2024-01-07T21:18:00Z</dc:date>
    <meta:template xlink:href="Normal.dotm" xlink:type="simple"/>
    <meta:editing-cycles>2</meta:editing-cycles>
    <meta:editing-duration>PT16140S</meta:editing-duration>
    <meta:document-statistic meta:page-count="1" meta:paragraph-count="1" meta:word-count="22" meta:character-count="153" meta:row-count="1" meta:non-whitespace-character-count="132"/>
  </office:meta>
</office:document-meta>
</file>